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3465a4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="solid" draw:fill-color="#ffff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118cm" svg:height="9.461cm" svg:x="2.036cm" svg:y="1.2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321cm" svg:height="1.321cm" svg:x="3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5.432cm" svg:y="6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4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7.5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1.321cm" svg:height="1.321cm" svg:x="6.932cm" svg:y="9.098cm">
          <text:p text:style-name="P1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3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4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6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7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9.0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3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5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6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8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9.9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11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1.321cm" svg:height="1.321cm" svg:x="2.432cm" svg:y="1.598cm">
          <text:p text:style-name="P1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" draw:layer="layout" svg:width="14.646cm" svg:height="0.962cm" svg:x="-0.625cm" svg:y="11.428cm">
          <draw:text-box>
            <text:p text:style-name="P2"><text:span text:style-name="T1">000000000000000000001011000100000000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23:21:39.936649672</meta:creation-date>
    <dc:date>2016-09-03T17:31:36.924376851</dc:date>
    <dc:creator>elucterio </dc:creator>
    <meta:editing-duration>P3DT2H20M2S</meta:editing-duration>
    <meta:editing-cycles>24</meta:editing-cycles>
    <meta:generator>LibreOffice/4.2.8.2$Linux_X86_64 LibreOffice_project/420m0$Build-2</meta:generator>
    <meta:document-statistic meta:object-count="44"/>
  </office:meta>
</office:document-meta>
</file>